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Feature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4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5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User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FeatureTest.test_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SerializerFeatureTest.test_1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erializerFeature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erializerFeatureTest.test_9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SerializerFeatureTest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FeatureTest.test_7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erializerFeatur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SerializerFeature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0_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FeatureTest.test_8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FeatureTest.test_6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Feature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